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8.38cm" table:align="left"/>
    </style:style>
    <style:style style:name="Tabella1.A" style:family="table-column">
      <style:table-column-properties style:column-width="2.297cm"/>
    </style:style>
    <style:style style:name="Tabella1.B" style:family="table-column">
      <style:table-column-properties style:column-width="3.2cm"/>
    </style:style>
    <style:style style:name="Tabella1.C" style:family="table-column">
      <style:table-column-properties style:column-width="2.884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text-align="center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top="0cm" fo:margin-bottom="0.499cm" style:contextual-spacing="false" fo:text-align="center" style:justify-single-word="false"/>
    </style:style>
    <style:style style:name="P3" style:family="paragraph" style:parent-style-name="Horizontal_20_Line">
      <style:paragraph-properties fo:text-align="center" style:justify-single-word="false"/>
    </style:style>
    <style:style style:name="P4" style:family="paragraph" style:parent-style-name="Heading_20_2">
      <style:paragraph-properties fo:margin-top="0cm" fo:margin-bottom="0.499cm" style:contextual-spacing="false" fo:text-align="center" style:justify-single-word="false"/>
    </style:style>
    <style:style style:name="P5" style:family="paragraph" style:parent-style-name="Text_20_body" style:list-style-name="L1">
      <style:paragraph-properties fo:margin-top="0cm" fo:margin-bottom="0cm" style:contextual-spacing="false" fo:text-align="center" style:justify-single-word="false"/>
    </style:style>
    <style:style style:name="P6" style:family="paragraph" style:parent-style-name="Text_20_body" style:list-style-name="L1">
      <style:paragraph-properties fo:text-align="center" style:justify-single-word="false"/>
    </style:style>
    <style:style style:name="P7" style:family="paragraph" style:parent-style-name="Preformatted_20_Text">
      <style:paragraph-properties fo:margin-top="0cm" fo:margin-bottom="0.499cm" style:contextual-spacing="false" fo:text-align="center" style:justify-single-word="false"/>
    </style:style>
    <style:style style:name="P8" style:family="paragraph" style:parent-style-name="Heading_20_3">
      <style:paragraph-properties fo:margin-top="0cm" fo:margin-bottom="0.499cm" style:contextual-spacing="false" fo:text-align="center" style:justify-single-word="false"/>
    </style:style>
    <style:style style:name="P9" style:family="paragraph" style:parent-style-name="Text_20_body" style:list-style-name="L2">
      <style:paragraph-properties fo:margin-top="0cm" fo:margin-bottom="0cm" style:contextual-spacing="false" fo:text-align="center" style:justify-single-word="false"/>
    </style:style>
    <style:style style:name="P10" style:family="paragraph" style:parent-style-name="Text_20_body" style:list-style-name="L2">
      <style:paragraph-properties fo:text-align="center" style:justify-single-word="false"/>
    </style:style>
    <style:style style:name="P11" style:family="paragraph" style:parent-style-name="Text_20_body" style:list-style-name="L3">
      <style:paragraph-properties fo:margin-top="0cm" fo:margin-bottom="0cm" style:contextual-spacing="false" fo:text-align="center" style:justify-single-word="false"/>
    </style:style>
    <style:style style:name="P12" style:family="paragraph" style:parent-style-name="Text_20_body" style:list-style-name="L3">
      <style:paragraph-properties fo:text-align="center" style:justify-single-word="false"/>
    </style:style>
    <style:style style:name="P13" style:family="paragraph" style:parent-style-name="Text_20_body" style:list-style-name="L4">
      <style:paragraph-properties fo:margin-top="0cm" fo:margin-bottom="0cm" style:contextual-spacing="false" fo:text-align="center" style:justify-single-word="false"/>
    </style:style>
    <style:style style:name="P14" style:family="paragraph" style:parent-style-name="Text_20_body" style:list-style-name="L4">
      <style:paragraph-properties fo:text-align="center" style:justify-single-word="false"/>
    </style:style>
    <style:style style:name="P15" style:family="paragraph" style:parent-style-name="Text_20_body" style:list-style-name="L5">
      <style:paragraph-properties fo:margin-top="0cm" fo:margin-bottom="0cm" style:contextual-spacing="false" fo:text-align="center" style:justify-single-word="false"/>
    </style:style>
    <style:style style:name="P16" style:family="paragraph" style:parent-style-name="Text_20_body" style:list-style-name="L5">
      <style:paragraph-properties fo:text-align="center" style:justify-single-word="false"/>
    </style:style>
    <style:style style:name="P17" style:family="paragraph" style:parent-style-name="Text_20_body" style:list-style-name="L6">
      <style:paragraph-properties fo:margin-top="0cm" fo:margin-bottom="0cm" style:contextual-spacing="false" fo:text-align="center" style:justify-single-word="false"/>
    </style:style>
    <style:style style:name="P18" style:family="paragraph" style:parent-style-name="Text_20_body" style:list-style-name="L6">
      <style:paragraph-properties fo:text-align="center" style:justify-single-word="false"/>
    </style:style>
    <style:style style:name="P19" style:family="paragraph" style:parent-style-name="Text_20_body" style:list-style-name="L7">
      <style:paragraph-properties fo:margin-top="0cm" fo:margin-bottom="0cm" style:contextual-spacing="false" fo:text-align="center" style:justify-single-word="false"/>
    </style:style>
    <style:style style:name="P20" style:family="paragraph" style:parent-style-name="Text_20_body" style:list-style-name="L7">
      <style:paragraph-properties fo:text-align="center" style:justify-single-word="false"/>
    </style:style>
    <style:style style:name="P21" style:family="paragraph" style:parent-style-name="Text_20_body" style:list-style-name="L8">
      <style:paragraph-properties fo:margin-top="0cm" fo:margin-bottom="0cm" style:contextual-spacing="false" fo:text-align="center" style:justify-single-word="false"/>
    </style:style>
    <style:style style:name="P22" style:family="paragraph" style:parent-style-name="Text_20_body" style:list-style-name="L8">
      <style:paragraph-properties fo:text-align="center" style:justify-single-word="false"/>
    </style:style>
    <style:style style:name="P23" style:family="paragraph" style:parent-style-name="Text_20_body" style:list-style-name="L9">
      <style:paragraph-properties fo:margin-top="0cm" fo:margin-bottom="0cm" style:contextual-spacing="false" fo:text-align="center" style:justify-single-word="false"/>
    </style:style>
    <style:style style:name="P24" style:family="paragraph" style:parent-style-name="Text_20_body" style:list-style-name="L9">
      <style:paragraph-properties fo:text-align="center" style:justify-single-word="false"/>
    </style:style>
    <style:style style:name="P25" style:family="paragraph" style:parent-style-name="Quotations">
      <style:paragraph-properties fo:margin-left="0cm" fo:margin-right="0cm" fo:text-align="center" style:justify-single-word="false" fo:orphans="2" fo:widows="2" fo:text-indent="0cm" style:auto-text-indent="false"/>
    </style:style>
    <style:style style:name="T1" style:family="text">
      <style:text-properties officeooo:rsid="001aa98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metti di Regalare Franchi — Briefing di Progetto</text:h>
      <text:p text:style-name="P2"><text:span text:style-name="Emphasis">Documento di continuità — aggiornato marzo 2026</text:span></text:p>
      <text:p text:style-name="P3"/>
      <text:h text:style-name="P4" text:outline-level="2">Chi sono</text:h>
      <text:p text:style-name="P2">Mi chiamo Mattia Grava, ho 28 anni, vivo a Frauenfeld (TG) e faccio l'elettricista. Reddito lordo attuale: ~79'000 CHF. Reddito netto <text:span text:style-name="T1">ultimo </text:span>Lohnausweis (campo 11): 53'207 CHF <text:span text:style-name="T1">che non corrisponde al lordo di 79000 ma è il reddito dello scorso anno che era inferiore</text:span>. Obiettivo personale: smettere di lavorare a 48 anni e trasferirmi dove la vita costa meno. Non sono un consulente finanziario. Non vendo niente.</text:p>
      <text:p text:style-name="P3"/>
      <text:h text:style-name="P4" text:outline-level="2">Mission del sito</text:h>
      <text:p text:style-name="P2"><text:span text:style-name="Strong_20_Emphasis"><text:span text:style-name="T1">Mattiagrava.netlify.app</text:span></text:span> (hostato su Netlify)</text:p>
      <text:p text:style-name="P2">Sito personale per aiutare chi vive e lavora in Svizzera a ottimizzare tasse, pilastri e investimenti senza fuffa e senza venditori in cravatta. Il tono è diretto, tecnico e pragmatico. Niente formule magiche, solo numeri e strumenti pratici.</text:p>
      <text:p text:style-name="P2">Contenuti previsti:</text:p>
      <text:list text:style-name="L1">
        <text:list-item>
          <text:p text:style-name="P5">Articoli/guide su tasse, AVS/LPP/3a, investimenti ETF, costi fissi (casse malati, carte di credito, ecc.) </text:p>
        </text:list-item>
        <text:list-item>
          <text:p text:style-name="P5">Simulatori interattivi proprietari </text:p>
        </text:list-item>
        <text:list-item>
          <text:p text:style-name="P6">Un libro in arrivo: "Smetti di Regalare Franchi" </text:p>
        </text:list-item>
      </text:list>
      <text:p text:style-name="P3"/>
      <text:h text:style-name="P4" text:outline-level="2">Struttura tecnica del sito</text:h>
      <text:p text:style-name="P7"><text:span text:style-name="Source_20_Text">sito/</text:span></text:p>
      <text:p text:style-name="P7"><text:span text:style-name="Source_20_Text">├── index.html</text:span></text:p>
      <text:p text:style-name="P7"><text:span text:style-name="Source_20_Text">├── netlify.toml <text:s text:c="19"/>← [build] functions = "netlify/functions"</text:span></text:p>
      <text:p text:style-name="P7"><text:span text:style-name="Source_20_Text">├── css/</text:span></text:p>
      <text:p text:style-name="P7"><text:span text:style-name="Source_20_Text">│ <text:s text:c="2"/>└── style.css</text:span></text:p>
      <text:p text:style-name="P7"><text:span text:style-name="Source_20_Text">├── js/</text:span></text:p>
      <text:p text:style-name="P7"><text:span text:style-name="Source_20_Text">│ <text:s text:c="2"/>└── script.js</text:span></text:p>
      <text:p text:style-name="P7"><text:soft-page-break/><text:span text:style-name="Source_20_Text">├── img/</text:span></text:p>
      <text:p text:style-name="P7"><text:span text:style-name="Source_20_Text">└── netlify/</text:span></text:p>
      <text:p text:style-name="P7"><text:span text:style-name="Source_20_Text"><text:s text:c="4"/>└── functions/</text:span></text:p>
      <text:p text:style-name="P7"><text:span text:style-name="Source_20_Text"><text:s text:c="8"/>└── tax-proxy.js <text:s text:c="11"/>← Netlify Function (proxy API ESTV)</text:span></text:p>
      <text:p text:style-name="P2">Sviluppato in HTML/CSS/JS vanilla. Nessun framework. Deploy tramite drag &amp; drop su Netlify. Test in locale con <text:span text:style-name="Source_20_Text">netlify dev</text:span> (richiede Node.js + Netlify CLI installati).</text:p>
      <text:p text:style-name="P3"/>
      <text:h text:style-name="P4" text:outline-level="2">Simulatore Pilastro 3a — stato attuale</text:h>
      <text:h text:style-name="P8" text:outline-level="3">Funzionamento</text:h>
      <text:p text:style-name="P2">Il simulatore è un popup (modal) con effetto blur sul background. Calcola il risparmio fiscale annuo derivante da un versamento nel Terzo Pilastro (3a) o da un riscatto retroattivo.</text:p>
      <text:p text:style-name="P2"><text:span text:style-name="Strong_20_Emphasis">Architettura del calcolo:</text:span></text:p>
      <text:list text:style-name="L2">
        <text:list-item>
          <text:p text:style-name="P9">L'utente inserisce NPA → il proxy chiama <text:span text:style-name="Source_20_Text">API_searchLocation</text:span> dell'ESTV e restituisce la lista dei comuni con il rispettivo <text:span text:style-name="Source_20_Text">TaxLocationID</text:span> </text:p>
        </text:list-item>
        <text:list-item>
          <text:p text:style-name="P9">Se l'NPA ha più comuni, appare un select per scegliere quello esatto </text:p>
        </text:list-item>
        <text:list-item>
          <text:p text:style-name="P9">Il proxy chiama <text:span text:style-name="Source_20_Text">API_calculateDetailedTaxes</text:span> dell'ESTV con i dati fiscali </text:p>
        </text:list-item>
        <text:list-item>
          <text:p text:style-name="P9">Si usa il campo <text:span text:style-name="Source_20_Text">MarginalTaxRate</text:span> restituito dall'ESTV (non la doppia chiamata pre/post) </text:p>
        </text:list-item>
        <text:list-item>
          <text:p text:style-name="P10"><text:span text:style-name="Source_20_Text">risparmio = versamento × (MarginalTaxRate / 100)</text:span> </text:p>
        </text:list-item>
      </text:list>
      <text:p text:style-name="P2"><text:span text:style-name="Strong_20_Emphasis">Perché MarginalTaxRate e non doppia chiamata:</text:span> La doppia chiamata (imposta pre - imposta post) attraversa un range di reddito dove l'aliquota varia, producendo un risultato mediato più basso. MarginalTaxRate è calcolata dall'ESTV sull'incremento infinitesimale al reddito attuale — è il metodo corretto e usato dai calcolatori professionali.</text:p>
      <text:h text:style-name="P8" text:outline-level="3">API usata</text:h>
      <text:p text:style-name="P2"><text:span text:style-name="Strong_20_Emphasis">API pubblica governativa ESTV (Amministrazione Federale delle Contribuzioni)</text:span> <text:span text:style-name="Source_20_Text">https://swisstaxcalculator.estv.admin.ch/delegate/ost-integration/v1/lg-proxy/operation/c3b67379_ESTV/</text:span></text:p>
      <text:p text:style-name="P2">Endpoint reali (verificati dal Network tab):</text:p>
      <text:list text:style-name="L3">
        <text:list-item>
          <text:p text:style-name="P11"><text:span text:style-name="Source_20_Text">POST /API_searchLocation</text:span> → cerca comune per NPA </text:p>
        </text:list-item>
        <text:list-item>
          <text:p text:style-name="P12"><text:span text:style-name="Source_20_Text">POST /API_calculateDetailedTaxes</text:span> → calcola imposta e restituisce MarginalTaxRate </text:p>
        </text:list-item>
      </text:list>
      <text:p text:style-name="P2"><text:span text:style-name="Strong_20_Emphasis">Perché il proxy Netlify:</text:span> L'API ESTV non ha header CORS per domini esterni. La Netlify Function gira server-side e non ha questo problema. È gratuita fino a 125k richieste/mese.</text:p>
      <text:h text:style-name="P8" text:outline-level="3"><text:soft-page-break/>Payload API ESTV (campi verificati)</text:h>
      <text:p text:style-name="P2"><text:span text:style-name="Strong_20_Emphasis">searchLocation:</text:span></text:p>
      <text:p text:style-name="P7"><text:span text:style-name="Source_20_Text">{ "Search": "8500", "Language": 3, "TaxYear": 2025 }</text:span></text:p>
      <text:p text:style-name="P2"><text:span text:style-name="Strong_20_Emphasis">calculateDetailedTaxes:</text:span></text:p>
      <text:p text:style-name="P7"><text:span text:style-name="Source_20_Text">{</text:span></text:p>
      <text:p text:style-name="P7"><text:span text:style-name="Source_20_Text"><text:s text:c="2"/>"SimKey": null,</text:span></text:p>
      <text:p text:style-name="P7"><text:span text:style-name="Source_20_Text"><text:s text:c="2"/>"TaxYear": 2025,</text:span></text:p>
      <text:p text:style-name="P7"><text:span text:style-name="Source_20_Text"><text:s text:c="2"/>"TaxLocationID": 850000000,</text:span></text:p>
      <text:p text:style-name="P7"><text:span text:style-name="Source_20_Text"><text:s text:c="2"/>"Relationship": 1,</text:span></text:p>
      <text:p text:style-name="P7"><text:span text:style-name="Source_20_Text"><text:s text:c="2"/>"Confession1": 5,</text:span></text:p>
      <text:p text:style-name="P7"><text:span text:style-name="Source_20_Text"><text:s text:c="2"/>"Confession2": 5,</text:span></text:p>
      <text:p text:style-name="P7"><text:span text:style-name="Source_20_Text"><text:s text:c="2"/>"Age1": 35,</text:span></text:p>
      <text:p text:style-name="P7"><text:span text:style-name="Source_20_Text"><text:s text:c="2"/>"Age2": 0,</text:span></text:p>
      <text:p text:style-name="P7"><text:span text:style-name="Source_20_Text"><text:s text:c="2"/>"Budget": [],</text:span></text:p>
      <text:p text:style-name="P7"><text:span text:style-name="Source_20_Text"><text:s text:c="2"/>"Children": [{"Age": 10}],</text:span></text:p>
      <text:p text:style-name="P7"><text:span text:style-name="Source_20_Text"><text:s text:c="2"/>"Fortune": 0,</text:span></text:p>
      <text:p text:style-name="P7"><text:span text:style-name="Source_20_Text"><text:s text:c="2"/>"Revenue1": 53207,</text:span></text:p>
      <text:p text:style-name="P7"><text:span text:style-name="Source_20_Text"><text:s text:c="2"/>"Revenue2": 0,</text:span></text:p>
      <text:p text:style-name="P7"><text:span text:style-name="Source_20_Text"><text:s text:c="2"/>"RevenueType1": 1,</text:span></text:p>
      <text:p text:style-name="P7"><text:span text:style-name="Source_20_Text"><text:s text:c="2"/>"RevenueType2": 1</text:span></text:p>
      <text:p text:style-name="P7"><text:span text:style-name="Source_20_Text">}</text:span></text:p>
      <text:p text:style-name="P2"><text:span text:style-name="Strong_20_Emphasis">Campi chiave della risposta:</text:span></text:p>
      <text:p text:style-name="P7"><text:span text:style-name="Source_20_Text">{</text:span></text:p>
      <text:p text:style-name="P7"><text:span text:style-name="Source_20_Text"><text:s text:c="2"/>"response": {</text:span></text:p>
      <text:p text:style-name="P7"><text:span text:style-name="Source_20_Text"><text:s text:c="4"/>"MarginalTaxRate": 20.3,</text:span></text:p>
      <text:p text:style-name="P7"><text:span text:style-name="Source_20_Text"><text:s text:c="4"/>"IncomeTaxFed": 414,</text:span></text:p>
      <text:p text:style-name="P7"><text:span text:style-name="Source_20_Text"><text:s text:c="4"/>"IncomeTaxCanton": 2348,</text:span></text:p>
      <text:p text:style-name="P7"><text:span text:style-name="Source_20_Text"><text:s text:c="4"/>"IncomeTaxCity": 3102,</text:span></text:p>
      <text:p text:style-name="P7"><text:soft-page-break/><text:span text:style-name="Source_20_Text"><text:s text:c="4"/>"IncomeTaxChurch": 0,</text:span></text:p>
      <text:p text:style-name="P7"><text:span text:style-name="Source_20_Text"><text:s text:c="4"/>"TotalNetTax": 5864,</text:span></text:p>
      <text:p text:style-name="P7"><text:span text:style-name="Source_20_Text"><text:s text:c="4"/>"Location": { "City": "Frauenfeld", "Canton": "TG" }</text:span></text:p>
      <text:p text:style-name="P7"><text:span text:style-name="Source_20_Text"><text:s text:c="2"/>}</text:span></text:p>
      <text:p text:style-name="P7"><text:span text:style-name="Source_20_Text">}</text:span></text:p>
      <text:h text:style-name="P8" text:outline-level="3">Codici API ESTV</text:h>
      <text:p text:style-name="P2"><text:span text:style-name="Strong_20_Emphasis">Relationship:</text:span> 1=Single, 2=Coniugato</text:p>
      <text:p text:style-name="P2"><text:span text:style-name="Strong_20_Emphasis">Confession:</text:span> 1=Riformata, 3=Cattolica, 5=Nessuna</text:p>
      <text:p text:style-name="P2"><text:span text:style-name="Strong_20_Emphasis">RevenueType:</text:span> 0=Lordo, 1=Netto (campo 11 Lohnausweis), 2=Imponibile</text:p>
      <text:p text:style-name="P2">Usiamo sempre <text:span text:style-name="Source_20_Text">RevenueType1: 1</text:span> (netto Lohnausweis) — il più accessibile per l'utente.</text:p>
      <text:h text:style-name="P8" text:outline-level="3">Campi del form (in ordine UX)</text:h>
      <text:list text:style-name="L4">
        <text:list-item>
          <text:p text:style-name="P13"><text:span text:style-name="Strong_20_Emphasis">Tipo calcolo</text:span> (radio card): Versamento Ordinario (max 7'258 CHF/2026) | Riscatto Retroattivo </text:p>
        </text:list-item>
        <text:list-item>
          <text:p text:style-name="P13"><text:span text:style-name="Strong_20_Emphasis">NPA</text:span> → autocomplete comune con select se più risultati </text:p>
        </text:list-item>
        <text:list-item>
          <text:p text:style-name="P13"><text:span text:style-name="Strong_20_Emphasis">Situazione fiscale</text:span>: Cittadino CH/Permesso C | Permesso B | Frontaliere (dal 2024) </text:p>
        </text:list-item>
        <text:list-item>
          <text:p text:style-name="P13"><text:span text:style-name="Strong_20_Emphasis">Reddito Netto (CHF)</text:span> → campo 11 Lohnausweis </text:p>
        </text:list-item>
        <text:list-item>
          <text:p text:style-name="P13"><text:span text:style-name="Strong_20_Emphasis">Stato civile</text:span>: Single | Coniugato </text:p>
          <text:list>
            <text:list-item>
              <text:p text:style-name="P13">Se coniugato → appare sezione partner: reddito netto + chiesa </text:p>
            </text:list-item>
          </text:list>
        </text:list-item>
        <text:list-item>
          <text:p text:style-name="P13"><text:span text:style-name="Strong_20_Emphasis">Figli a carico</text:span> → se &gt; 0 appare input età per ogni figlio </text:p>
        </text:list-item>
        <text:list-item>
          <text:p text:style-name="P14"><text:span text:style-name="Strong_20_Emphasis">Chiesa</text:span>: Nessuna | Cattolica | Riformata </text:p>
        </text:list-item>
      </text:list>
      <text:h text:style-name="P8" text:outline-level="3">Input corretto per il reddito</text:h>
      <text:p text:style-name="P2">L'utente deve inserire il <text:span text:style-name="Strong_20_Emphasis">campo 11 del Lohnausweis</text:span> (certificato di salario annuo che il datore di lavoro consegna ogni gennaio). È il salario netto dopo contributi sociali (AVS/ALV/AANP/KTG/LPP) ma prima delle deduzioni fiscali aggiuntive.</text:p>
      <text:p text:style-name="P2">NON usare:</text:p>
      <text:list text:style-name="L5">
        <text:list-item>
          <text:p text:style-name="P15">Il lordo del contratto </text:p>
        </text:list-item>
        <text:list-item>
          <text:p text:style-name="P15">Il netto mensile in busta paga × 12 </text:p>
        </text:list-item>
        <text:list-item>
          <text:p text:style-name="P16">Il netto dopo ritenuta alla fonte </text:p>
        </text:list-item>
      </text:list>
      <text:p text:style-name="P2">Per i coniugati: i due redditi si inseriscono separatamente (Revenue1 + Revenue2), non come somma — l'ESTV applica lo splitting corretto.</text:p>
      <text:h text:style-name="P8" text:outline-level="3"><text:soft-page-break/>Risultati di calibrazione (Frauenfeld TG, single, no figli, no chiesa)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Calcolatore</text:p>
            </table:table-cell>
            <table:table-cell table:style-name="Tabella1.A1" office:value-type="string">
              <text:p text:style-name="Table_20_Heading">Reddito input</text:p>
            </table:table-cell>
            <table:table-cell table:style-name="Tabella1.A1" office:value-type="string">
              <text:p text:style-name="Table_20_Heading">Risultato</text:p>
            </table:table-cell>
          </table:table-row>
        </table:table-header-rows>
        <table:table-row>
          <table:table-cell table:style-name="Tabella1.A1" office:value-type="string">
            <text:p text:style-name="Table_20_Contents">Tellco</text:p>
          </table:table-cell>
          <table:table-cell table:style-name="Tabella1.A1" office:value-type="string">
            <text:p text:style-name="Table_20_Contents">53'207 CHF netto</text:p>
          </table:table-cell>
          <table:table-cell table:style-name="Tabella1.A1" office:value-type="string">
            <text:p text:style-name="Table_20_Contents">1'461 CHF</text:p>
          </table:table-cell>
        </table:table-row>
        <table:table-row>
          <table:table-cell table:style-name="Tabella1.A1" office:value-type="string">
            <text:p text:style-name="Table_20_Contents"><text:span text:style-name="Strong_20_Emphasis">Nostro</text:span></text:p>
          </table:table-cell>
          <table:table-cell table:style-name="Tabella1.A1" office:value-type="string">
            <text:p text:style-name="Table_20_Contents">53'207 CHF netto</text:p>
          </table:table-cell>
          <table:table-cell table:style-name="Tabella1.A1" office:value-type="string">
            <text:p text:style-name="Table_20_Contents"><text:span text:style-name="Strong_20_Emphasis">1'473 CHF</text:span></text:p>
          </table:table-cell>
        </table:table-row>
        <table:table-row>
          <table:table-cell table:style-name="Tabella1.A1" office:value-type="string">
            <text:p text:style-name="Table_20_Contents">Scarto</text:p>
          </table:table-cell>
          <table:table-cell table:style-name="Tabella1.A1" office:value-type="string">
            <text:p text:style-name="Table_20_Contents">—</text:p>
          </table:table-cell>
          <table:table-cell table:style-name="Tabella1.A1" office:value-type="string">
            <text:p text:style-name="Table_20_Contents">12 CHF (0.8%)</text:p>
          </table:table-cell>
        </table:table-row>
      </table:table>
      <text:p text:style-name="P2">Scarto accettabile — probabilmente dipende da anno fiscale di riferimento o deduzione assicurativa standard diversa usata da Tellco.</text:p>
      <text:h text:style-name="P8" text:outline-level="3">Note sui permessi</text:h>
      <text:p text:style-name="P2">Il campo "Situazione fiscale" non modifica il calcolo matematico — modifica solo il messaggio contestuale nel risultato:</text:p>
      <text:list text:style-name="L6">
        <text:list-item>
          <text:p text:style-name="P17"><text:span text:style-name="Strong_20_Emphasis">Permesso B</text:span>: avviso che la deduzione 3a richiede la dichiarazione ordinaria ulteriore (TOU) </text:p>
        </text:list-item>
        <text:list-item>
          <text:p text:style-name="P17"><text:span text:style-name="Strong_20_Emphasis">Frontaliere</text:span>: avviso sulla regola del 90% (quasi-residenza) </text:p>
        </text:list-item>
        <text:list-item>
          <text:p text:style-name="P18"><text:span text:style-name="Strong_20_Emphasis">C/CH</text:span>: nessuna nota aggiuntiva </text:p>
        </text:list-item>
      </text:list>
      <text:p text:style-name="P3"/>
      <text:h text:style-name="P4" text:outline-level="2">Simulatori pianificati (non ancora sviluppati)</text:h>
      <text:list text:style-name="L7">
        <text:list-item>
          <text:p text:style-name="P19"><text:span text:style-name="Strong_20_Emphasis">Franchigia Cassa Malati</text:span>: 300 vs 2500 CHF — stima matematica in base alle spese mediche attese </text:p>
        </text:list-item>
        <text:list-item>
          <text:p text:style-name="P20">Altri da definire </text:p>
        </text:list-item>
      </text:list>
      <text:p text:style-name="P3"/>
      <text:h text:style-name="P4" text:outline-level="2">Cosa NON è questo sito</text:h>
      <text:list text:style-name="L8">
        <text:list-item>
          <text:p text:style-name="P21">Non è una consulenza finanziaria </text:p>
        </text:list-item>
        <text:list-item>
          <text:p text:style-name="P21">Non vende prodotti </text:p>
        </text:list-item>
        <text:list-item>
          <text:p text:style-name="P21">Non usa API private di terzi (es. Raiffeisen) — solo ESTV pubblica governativa </text:p>
        </text:list-item>
        <text:list-item>
          <text:p text:style-name="P22">Non ha pubblicità </text:p>
        </text:list-item>
      </text:list>
      <text:p text:style-name="P3"/>
      <text:h text:style-name="P4" text:outline-level="2">Riferimenti tecnici utili</text:h>
      <text:list text:style-name="L9">
        <text:list-item>
          <text:p text:style-name="P23">API ESTV: <text:span text:style-name="Source_20_Text">https://swisstaxcalculator.estv.admin.ch</text:span> </text:p>
        </text:list-item>
        <text:list-item>
          <text:p text:style-name="P23">Libreria Go di riferimento (reverse engineering API): <text:span text:style-name="Source_20_Text">github.com/ruegerj/swiss-tax-api</text:span> </text:p>
        </text:list-item>
        <text:list-item>
          <text:p text:style-name="P23">Calcolatore di confronto principale: <text:span text:style-name="Source_20_Text">https://tellco.ch/it-ch/calcolatore-3a</text:span> </text:p>
        </text:list-item>
        <text:list-item>
          <text:p text:style-name="P23">Calcolatore lordo/netto: <text:span text:style-name="Source_20_Text">https://www.lordanetto.ch/it/risultato/</text:span> </text:p>
        </text:list-item>
        <text:list-item>
          <text:p text:style-name="P24">Documentazione Netlify Functions: <text:span text:style-name="Source_20_Text">https://docs.netlify.com/functions/overview/</text:span> 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4T16:57:14.374229600</meta:creation-date>
    <dc:date>2026-03-14T22:47:01.350596100</dc:date>
    <meta:editing-duration>PT5H49M47S</meta:editing-duration>
    <meta:editing-cycles>3</meta:editing-cycles>
    <meta:generator>LibreOffice/25.8.5.2$Windows_X86_64 LibreOffice_project/9c8b85f387cc00a89945a79c9e6239f32e450ac2</meta:generator>
    <meta:print-date>2026-03-14T17:04:02.009171400</meta:print-date>
    <meta:document-statistic meta:table-count="1" meta:image-count="0" meta:object-count="0" meta:page-count="5" meta:paragraph-count="127" meta:word-count="886" meta:character-count="6326" meta:non-whitespace-character-count="5448"/>
  </office:meta>
</office:document-meta>
</file>